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fill-color="#e0efd4" draw:textarea-horizontal-align="justify" draw:textarea-vertical-align="top" draw:auto-grow-height="false" fo:min-height="2.458cm" fo:min-width="8.20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458cm" fo:min-width="8.208cm"/>
    </style:style>
    <style:style style:name="gr4" style:family="graphic" style:parent-style-name="standard">
      <style:graphic-properties draw:textarea-horizontal-align="justify" draw:textarea-vertical-align="top" draw:auto-grow-height="false" fo:min-height="9.264cm" fo:min-width="8.214cm"/>
    </style:style>
    <style:style style:name="gr5" style:family="graphic" style:parent-style-name="standard">
      <style:graphic-properties draw:fill-color="#adc5e7" draw:textarea-horizontal-align="justify" draw:textarea-vertical-align="middle" draw:auto-grow-height="false" fo:min-height="1.409cm" fo:min-width="7.444cm"/>
    </style:style>
    <style:style style:name="gr6" style:family="graphic" style:parent-style-name="standard">
      <style:graphic-properties draw:fill-color="#adc5e7" draw:textarea-horizontal-align="justify" draw:textarea-vertical-align="middle" draw:auto-grow-height="false" fo:min-height="0.857cm" fo:min-width="7.504cm"/>
    </style:style>
    <style:style style:name="gr7" style:family="graphic" style:parent-style-name="objectwithoutfill">
      <style:graphic-properties svg:stroke-color="#000000" draw:marker-end="Arrow" draw:marker-end-width="0.1cm" draw:fill="none" draw:textarea-vertical-align="middle"/>
    </style:style>
    <style:style style:name="gr8" style:family="graphic" style:parent-style-name="standard">
      <style:graphic-properties draw:fill-color="#adc5e7" draw:textarea-horizontal-align="justify" draw:textarea-vertical-align="middle" draw:auto-grow-height="false" fo:min-height="1.014cm" fo:min-width="7.564cm"/>
    </style:style>
    <style:style style:name="gr9" style:family="graphic" style:parent-style-name="standard">
      <style:graphic-properties draw:fill-color="#adc5e7" draw:textarea-horizontal-align="justify" draw:textarea-vertical-align="middle" draw:auto-grow-height="false" fo:min-height="0.834cm" fo:min-width="7.584cm"/>
    </style:style>
    <style:style style:name="gr10" style:family="graphic" style:parent-style-name="standard">
      <style:graphic-properties draw:fill-color="#adc5e7" draw:textarea-horizontal-align="justify" draw:textarea-vertical-align="middle" draw:auto-grow-height="false" fo:min-height="1.376cm" fo:min-width="7.526cm"/>
    </style:style>
    <style:style style:name="gr11" style:family="graphic">
      <style:graphic-properties style:protect="size"/>
    </style:style>
    <style:style style:name="pr1" style:family="presentation" style:parent-style-name="Modele_5f_Insee_5f_V4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e0efd4"/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P6" style:family="paragraph">
      <loext:graphic-properties draw:fill-color="#fff9ae"/>
      <style:paragraph-properties fo:text-align="center"/>
    </style:style>
    <style:style style:name="P7" style:family="paragraph">
      <loext:graphic-properties draw:fill-color="#adc5e7"/>
      <style:paragraph-properties fo:text-align="star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1" presentation:presentation-page-layout-name="AL1T0" presentation:use-date-time-name="dtd1">
        <draw:custom-shape draw:style-name="gr1" draw:text-style-name="P3" xml:id="id1" draw:id="id1" draw:layer="layout" svg:width="9cm" svg:height="3cm" svg:x="1.6cm" svg:y="1.6cm">
          <text:p text:style-name="P1"><text:span text:style-name="T1">READ</text:span></text:p>
          <text:p text:style-name="P1"><text:span text:style-name="T2">P_VARIETE</text:span></text:p>
          <text:p text:style-name="P2"><text:span text:style-name="T3">Champ restreint si on exécute avec les paramètres :</text:span></text:p>
          <text:list text:style-name="L1">
            <text:list-item>
              <text:p text:style-name="P2"><text:span text:style-name="T3">annee et idVariete</text:span></text:p>
            </text:list-item>
            <text:list-item>
              <text:p text:style-name="P2"><text:span text:style-name="T3">annee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draw:type="line" svg:x1="6.1cm" svg:y1="4.6cm" svg:x2="6.1cm" svg:y2="6cm" draw:start-shape="id1" draw:start-glue-point="2" draw:end-shape="id2" svg:d="M6100 4600v1400" svg:viewBox="0 0 1 1401">
          <text:p text:style-name="P2"><text:span text:style-name="T4">Variete IPC</text:span></text:p>
        </draw:connector>
        <draw:connector draw:style-name="gr2" draw:text-style-name="P5" draw:layer="layout" draw:type="line" svg:x1="10.6cm" svg:y1="10.9cm" svg:x2="15.9cm" svg:y2="10.9cm" draw:start-shape="id2" draw:start-glue-point="1" draw:end-shape="id3" draw:end-glue-point="3" svg:d="M10600 10900h5300" svg:viewBox="0 0 5301 1">
          <text:p text:style-name="P1"><text:span text:style-name="T4">Variete Prisme </text:span></text:p>
          <text:p text:style-name="P1"><text:span text:style-name="T4">sans questionnaireCt </text:span></text:p>
          <text:p text:style-name="P1"><text:span text:style-name="T4">sans metadonnees</text:span></text:p>
        </draw:connector>
        <draw:custom-shape draw:style-name="gr3" draw:text-style-name="P6" xml:id="id15" draw:id="id15" draw:layer="layout" svg:width="9cm" svg:height="3cm" svg:x="15.929cm" svg:y="17.2cm">
          <text:p text:style-name="P1"><text:span text:style-name="T1">WRITE</text:span></text:p>
          <text:p text:style-name="P1"><text:span text:style-name="T5">Variete avec les collections : </text:span></text:p>
          <text:list text:style-name="L1">
            <text:list-item>
              <text:p text:style-name="P2"><text:span text:style-name="T5">descriptifsVariete</text:span></text:p>
            </text:list-item>
            <text:list-item>
              <text:p text:style-name="P2"><text:span text:style-name="T5">listeMoisHorsSaison</text:span></text:p>
            </text:list-item>
            <text:list-item>
              <text:p text:style-name="P2"><text:span text:style-name="T5">fourchettesEvolution</text:span></text:p>
            </text:list-item>
            <text:list-item>
              <text:p text:style-name="P2"><text:span text:style-name="T5">Metadonnees</text:span></text:p>
            </text:list-item>
          </text:list>
          <text:p text:style-name="P1"><text:span text:style-name="T2"/>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" draw:text-style-name="P1" xml:id="id2" draw:id="id2" draw:layer="layout" svg:width="9cm" svg:height="9.8cm" svg:x="1.6cm" svg:y="6cm">
            <text:p text:style-name="P1"><text:span text:style-name="T1">PROCESS Variete</text:span></text:p>
            <text:p text:style-name="P1"><text:span text:style-name="T5"/></text:p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1174.6860139007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7" xml:id="id4" draw:id="id4" draw:layer="layout" svg:width="8.122cm" svg:height="1.837cm" svg:x="2.039cm" svg:y="7.021cm">
            <text:p text:style-name="P2"><text:span text:style-name="T6">Récupération de la variété Prisme </text:span></text:p>
            <text:p text:style-name="P2"><text:span text:style-name="T6">(numéro, annee)</text:span></text:p>
            <text:list text:style-name="L1">
              <text:list-item>
                <text:p text:style-name="P2"><text:span text:style-name="T6">si elle existe, on la met à jour ;</text:span></text:p>
              </text:list-item>
              <text:list-item>
                <text:p text:style-name="P2"><text:span text:style-name="T6">sinon on en crée une nouvelle.</text:span></text:p>
              </text:list-item>
            </text:list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xml:id="id5" draw:id="id5" draw:layer="layout" svg:width="8.122cm" svg:height="1.225cm" svg:x="2.039cm" svg:y="9.267cm">
            <text:p text:style-name="P2"><text:span text:style-name="T6">Mise à jour des attributs simpl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xml:id="id7" draw:id="id7" draw:layer="layout" svg:width="8.122cm" svg:height="1.225cm" svg:x="2.039cm" svg:y="12.533cm">
            <text:p text:style-name="P2"><text:span text:style-name="T6">Lecture de P_DESCRIPTIF</text:span></text:p>
            <text:p text:style-name="P2"><text:span text:style-name="T6">Mise à jour de la collection descriptifsVariet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xml:id="id6" draw:id="id6" draw:layer="layout" svg:width="8.122cm" svg:height="1.225cm" svg:x="2.039cm" svg:y="10.9cm">
            <text:p text:style-name="P2"><text:span text:style-name="T6">Mise à jour de la collection listeMoisHorsSaiso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xml:id="id8" draw:id="id8" draw:layer="layout" svg:width="8.122cm" svg:height="1.225cm" svg:x="2.039cm" svg:y="14.167cm">
            <text:p text:style-name="P2"><text:span text:style-name="T6">Lecture de P_FOURCHETTE</text:span></text:p>
            <text:p text:style-name="P2"><text:span text:style-name="T6">Mise à jour de la collection fourchettesEvolutio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8" draw:layer="layout" draw:type="line" svg:x1="6.1cm" svg:y1="8.858cm" svg:x2="6.1cm" svg:y2="9.267cm" draw:start-shape="id4" draw:start-glue-point="2" draw:end-shape="id5" draw:end-glue-point="0" svg:d="M6100 8858v409" svg:viewBox="0 0 1 410">
            <text:p/>
          </draw:connector>
          <draw:connector draw:style-name="gr7" draw:text-style-name="P8" draw:layer="layout" draw:type="line" svg:x1="6.1cm" svg:y1="10.492cm" svg:x2="6.1cm" svg:y2="10.9cm" draw:start-shape="id5" draw:start-glue-point="2" draw:end-shape="id6" draw:end-glue-point="0" svg:d="M6100 10492v408" svg:viewBox="0 0 1 409">
            <text:p/>
          </draw:connector>
          <draw:connector draw:style-name="gr7" draw:text-style-name="P8" draw:layer="layout" draw:type="line" svg:x1="6.1cm" svg:y1="12.125cm" svg:x2="6.1cm" svg:y2="12.533cm" draw:start-shape="id6" draw:start-glue-point="2" draw:end-shape="id7" draw:end-glue-point="0" svg:d="M6100 12125v408" svg:viewBox="0 0 1 409">
            <text:p/>
          </draw:connector>
          <draw:connector draw:style-name="gr7" draw:text-style-name="P8" draw:layer="layout" draw:type="line" svg:x1="6.1cm" svg:y1="13.758cm" svg:x2="6.1cm" svg:y2="14.167cm" draw:start-shape="id7" draw:start-glue-point="2" draw:end-shape="id8" draw:end-glue-point="0" svg:d="M6100 13758v409" svg:viewBox="0 0 1 410">
            <text:p/>
          </draw:connector>
        </draw:g>
        <draw:g xml:id="id14" draw:id="id14">
          <draw:custom-shape draw:style-name="gr4" draw:text-style-name="P1" xml:id="id3" draw:id="id3" draw:layer="layout" svg:width="9cm" svg:height="9.8cm" svg:x="15.9cm" svg:y="6cm">
            <text:p text:style-name="P1"><text:span text:style-name="T1">PROCESS CT</text:span></text:p>
            <text:p text:style-name="P1"><text:span text:style-name="T5"/></text:p>
            <text:p text:style-name="P1"/>
            <draw:enhanced-geometry svg:viewBox="0 0 21600 21600" draw:path-stretchpoint-x="10800" draw:path-stretchpoint-y="10800" draw:text-areas="?f3 ?f4 ?f5 ?f6" draw:type="round-rectangle" draw:modifiers="1174.6860139007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7" xml:id="id9" draw:id="id9" draw:layer="layout" svg:width="8.2cm" svg:height="1.4cm" svg:x="16.3cm" svg:y="7cm">
            <text:p text:style-name="P2"><text:span text:style-name="T6">Récupération des P_VARIETE_CTH de la variété </text:span></text:p>
            <text:p text:style-name="P2"><text:span text:style-name="T6">(numéro et millésime</text:span><text:span text:style-name="T3">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7" xml:id="id10" draw:id="id10" draw:layer="layout" svg:width="8.2cm" svg:height="1.4cm" svg:x="16.3cm" svg:y="8.8cm">
            <text:p text:style-name="P2"><text:span text:style-name="T6">Pour chaque CT : </text:span></text:p>
            <text:list text:style-name="L1">
              <text:list-item>
                <text:p text:style-name="P2"><text:span text:style-name="T6">création d’une ou de plusieurs Questions Pogues </text:span></text:p>
              </text:list-item>
              <text:list-item>
                <text:p text:style-name="P2"><text:span text:style-name="T6">ajoutées au Questionnaire XMLPogues</text:span></text:p>
              </text:list-item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7" xml:id="id12" draw:id="id12" draw:layer="layout" svg:width="8.2cm" svg:height="1.2cm" svg:x="16.3cm" svg:y="12.6cm">
            <text:p text:style-name="P2"><text:span text:style-name="T6">Appel Eno pour transformer :</text:span></text:p>
            <text:p text:style-name="P2"><text:span text:style-name="T6">XMLPogues -&gt; LunaticJSONFla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7" xml:id="id11" draw:id="id11" draw:layer="layout" svg:width="8.2cm" svg:height="1.8cm" svg:x="16.3cm" svg:y="10.4cm">
            <text:p text:style-name="P2"><text:span text:style-name="T6">Pour chaque CT : </text:span></text:p>
            <text:list text:style-name="L1">
              <text:list-item>
                <text:p text:style-name="P2"><text:span text:style-name="T6">création d’une ou de plusieurs metadonnees </text:span></text:p>
              </text:list-item>
            </text:list>
            <text:p text:style-name="P2"><text:span text:style-name="T6">(particularités prix)</text:span></text:p>
            <text:list text:continue-numbering="true" text:style-name="L1">
              <text:list-item>
                <text:p text:style-name="P2"><text:span text:style-name="T6">ajoutées aux metadonnees de la variete</text:span></text:p>
              </text:list-item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7" xml:id="id13" draw:id="id13" draw:layer="layout" svg:width="8.2cm" svg:height="1.2cm" svg:x="16.3cm" svg:y="14.2cm">
            <text:p text:style-name="P2"><text:span text:style-name="T6">Mise à jour du questionnaireCt de la variete </text:span></text:p>
            <text:p text:style-name="P2"><text:span text:style-name="T6">avec ce Questionnaire LunaticJSONFlat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8" draw:layer="layout" draw:type="line" svg:x1="20.4cm" svg:y1="8.4cm" svg:x2="20.4cm" svg:y2="8.8cm" draw:start-shape="id9" draw:start-glue-point="2" draw:end-shape="id10" draw:end-glue-point="0" svg:d="M20400 8400v400" svg:viewBox="0 0 1 401">
            <text:p/>
          </draw:connector>
          <draw:connector draw:style-name="gr7" draw:text-style-name="P8" draw:layer="layout" draw:type="line" svg:x1="20.4cm" svg:y1="10.2cm" svg:x2="20.4cm" svg:y2="10.4cm" draw:start-shape="id10" draw:start-glue-point="2" draw:end-shape="id11" draw:end-glue-point="0" svg:d="M20400 10200v200" svg:viewBox="0 0 1 201">
            <text:p/>
          </draw:connector>
          <draw:connector draw:style-name="gr7" draw:text-style-name="P8" draw:layer="layout" draw:type="line" svg:x1="20.4cm" svg:y1="12.2cm" svg:x2="20.4cm" svg:y2="12.6cm" draw:start-shape="id11" draw:start-glue-point="2" draw:end-shape="id12" draw:end-glue-point="0" svg:d="M20400 12200v400" svg:viewBox="0 0 1 401">
            <text:p/>
          </draw:connector>
          <draw:connector draw:style-name="gr7" draw:text-style-name="P8" draw:layer="layout" draw:type="line" svg:x1="20.4cm" svg:y1="13.8cm" svg:x2="20.4cm" svg:y2="14.2cm" draw:start-shape="id12" draw:start-glue-point="2" draw:end-shape="id13" draw:end-glue-point="0" svg:d="M20400 13800v400" svg:viewBox="0 0 1 401">
            <text:p/>
          </draw:connector>
        </draw:g>
        <draw:connector draw:style-name="gr2" draw:text-style-name="P8" draw:layer="layout" draw:type="line" svg:x1="20.4cm" svg:y1="15.8cm" svg:x2="20.429cm" svg:y2="17.2cm" draw:start-shape="id14" draw:start-glue-point="2" draw:end-shape="id15" svg:d="M20400 15800l29 1400" svg:viewBox="0 0 30 1401">
          <text:p text:style-name="P1"><text:span text:style-name="T5">VarietePrisme avec questionnaireCt et metadonnees</text:span></text:p>
        </draw:connector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odele_5f_Insee_5f_V41" presentation:presentation-page-layout-name="AL1T0" presentation:use-date-time-name="dtd1">
        <draw:custom-shape draw:style-name="gr1" draw:text-style-name="P3" xml:id="id16" draw:id="id16" draw:layer="layout" svg:width="9cm" svg:height="3cm" svg:x="1.6cm" svg:y="1.6cm">
          <text:p text:style-name="P1"><text:span text:style-name="T1">READ</text:span></text:p>
          <text:p text:style-name="P1"><text:span text:style-name="T2">P_VARIETE</text:span></text:p>
          <text:p text:style-name="P2"><text:span text:style-name="T3">Champ restreint si on exécute avec les paramètres :</text:span></text:p>
          <text:list text:style-name="L1">
            <text:list-item>
              <text:p text:style-name="P2"><text:span text:style-name="T3">annee et idVariete</text:span></text:p>
            </text:list-item>
            <text:list-item>
              <text:p text:style-name="P2"><text:span text:style-name="T3">annee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draw:type="line" svg:x1="6.1cm" svg:y1="4.6cm" svg:x2="6.1cm" svg:y2="6cm" draw:start-shape="id16" draw:start-glue-point="2" svg:d="M6100 4600v1400" svg:viewBox="0 0 1 1401">
          <text:p text:style-name="P2"><text:span text:style-name="T4">Variete IPC</text:span></text:p>
        </draw:connector>
        <draw:connector draw:style-name="gr2" draw:text-style-name="P5" draw:layer="layout" draw:type="line" svg:x1="10.6cm" svg:y1="10.9cm" svg:x2="15.9cm" svg:y2="10.9cm" svg:d="M10600 10900h5300" svg:viewBox="0 0 5301 1">
          <text:p text:style-name="P1"><text:span text:style-name="T4">Variete Prisme </text:span></text:p>
          <text:p text:style-name="P1"><text:span text:style-name="T4">sans questionnaireCt </text:span></text:p>
          <text:p text:style-name="P1"><text:span text:style-name="T4">sans metadonnees</text:span></text:p>
        </draw:connector>
        <draw:custom-shape draw:style-name="gr3" draw:text-style-name="P6" xml:id="id28" draw:id="id28" draw:layer="layout" svg:width="9cm" svg:height="3cm" svg:x="15.929cm" svg:y="17.2cm">
          <text:p text:style-name="P1"><text:span text:style-name="T1">WRITE</text:span></text:p>
          <text:p text:style-name="P1"><text:span text:style-name="T5">Variete avec les collections : </text:span></text:p>
          <text:list text:style-name="L1">
            <text:list-item>
              <text:p text:style-name="P2"><text:span text:style-name="T5">descriptifsVariete</text:span></text:p>
            </text:list-item>
            <text:list-item>
              <text:p text:style-name="P2"><text:span text:style-name="T5">listeMoisHorsSaison</text:span></text:p>
            </text:list-item>
            <text:list-item>
              <text:p text:style-name="P2"><text:span text:style-name="T5">fourchettesEvolution</text:span></text:p>
            </text:list-item>
            <text:list-item>
              <text:p text:style-name="P2"><text:span text:style-name="T5">Metadonnees</text:span></text:p>
            </text:list-item>
          </text:list>
          <text:p text:style-name="P1"><text:span text:style-name="T2"/>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" draw:text-style-name="P1" draw:layer="layout" svg:width="9cm" svg:height="9.8cm" svg:x="1.6cm" svg:y="6cm">
            <text:p text:style-name="P1"><text:span text:style-name="T1">PROCESS Variete</text:span></text:p>
            <text:p text:style-name="P1"><text:span text:style-name="T5"/></text:p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1174.6860139007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7" xml:id="id17" draw:id="id17" draw:layer="layout" svg:width="8.122cm" svg:height="1.837cm" svg:x="2.039cm" svg:y="7.021cm">
            <text:p text:style-name="P2"><text:span text:style-name="T6">Récupération de la variété Prisme </text:span></text:p>
            <text:p text:style-name="P2"><text:span text:style-name="T6">(numéro, annee)</text:span></text:p>
            <text:list text:style-name="L1">
              <text:list-item>
                <text:p text:style-name="P2"><text:span text:style-name="T6">si elle existe, on la met à jour ;</text:span></text:p>
              </text:list-item>
              <text:list-item>
                <text:p text:style-name="P2"><text:span text:style-name="T6">sinon on en crée une nouvelle.</text:span></text:p>
              </text:list-item>
            </text:list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xml:id="id18" draw:id="id18" draw:layer="layout" svg:width="8.122cm" svg:height="1.225cm" svg:x="2.039cm" svg:y="9.267cm">
            <text:p text:style-name="P2"><text:span text:style-name="T6">Mise à jour des attributs simpl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xml:id="id20" draw:id="id20" draw:layer="layout" svg:width="8.122cm" svg:height="1.225cm" svg:x="2.039cm" svg:y="12.533cm">
            <text:p text:style-name="P2"><text:span text:style-name="T6">Lecture de P_DESCRIPTIF</text:span></text:p>
            <text:p text:style-name="P2"><text:span text:style-name="T6">Mise à jour de la collection descriptifsVariet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xml:id="id19" draw:id="id19" draw:layer="layout" svg:width="8.122cm" svg:height="1.225cm" svg:x="2.039cm" svg:y="10.9cm">
            <text:p text:style-name="P2"><text:span text:style-name="T6">Mise à jour de la collection listeMoisHorsSaiso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xml:id="id21" draw:id="id21" draw:layer="layout" svg:width="8.122cm" svg:height="1.225cm" svg:x="2.039cm" svg:y="14.167cm">
            <text:p text:style-name="P2"><text:span text:style-name="T6">Lecture de P_FOURCHETTE</text:span></text:p>
            <text:p text:style-name="P2"><text:span text:style-name="T6">Mise à jour de la collection fourchettesEvolutio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8" draw:layer="layout" draw:type="line" svg:x1="6.1cm" svg:y1="8.858cm" svg:x2="6.1cm" svg:y2="9.267cm" draw:start-shape="id17" draw:start-glue-point="2" draw:end-shape="id18" draw:end-glue-point="0" svg:d="M6100 8858v409" svg:viewBox="0 0 1 410">
            <text:p/>
          </draw:connector>
          <draw:connector draw:style-name="gr7" draw:text-style-name="P8" draw:layer="layout" draw:type="line" svg:x1="6.1cm" svg:y1="10.492cm" svg:x2="6.1cm" svg:y2="10.9cm" draw:start-shape="id18" draw:start-glue-point="2" draw:end-shape="id19" draw:end-glue-point="0" svg:d="M6100 10492v408" svg:viewBox="0 0 1 409">
            <text:p/>
          </draw:connector>
          <draw:connector draw:style-name="gr7" draw:text-style-name="P8" draw:layer="layout" draw:type="line" svg:x1="6.1cm" svg:y1="12.125cm" svg:x2="6.1cm" svg:y2="12.533cm" draw:start-shape="id19" draw:start-glue-point="2" draw:end-shape="id20" draw:end-glue-point="0" svg:d="M6100 12125v408" svg:viewBox="0 0 1 409">
            <text:p/>
          </draw:connector>
          <draw:connector draw:style-name="gr7" draw:text-style-name="P8" draw:layer="layout" draw:type="line" svg:x1="6.1cm" svg:y1="13.758cm" svg:x2="6.1cm" svg:y2="14.167cm" draw:start-shape="id20" draw:start-glue-point="2" draw:end-shape="id21" draw:end-glue-point="0" svg:d="M6100 13758v409" svg:viewBox="0 0 1 410">
            <text:p/>
          </draw:connector>
        </draw:g>
        <draw:g xml:id="id27" draw:id="id27">
          <draw:custom-shape draw:style-name="gr4" draw:text-style-name="P1" draw:layer="layout" svg:width="9cm" svg:height="9.8cm" svg:x="15.9cm" svg:y="6cm">
            <text:p text:style-name="P1"><text:span text:style-name="T1">PROCESS CT</text:span></text:p>
            <text:p text:style-name="P1"><text:span text:style-name="T5"/></text:p>
            <text:p text:style-name="P1"/>
            <draw:enhanced-geometry svg:viewBox="0 0 21600 21600" draw:path-stretchpoint-x="10800" draw:path-stretchpoint-y="10800" draw:text-areas="?f3 ?f4 ?f5 ?f6" draw:type="round-rectangle" draw:modifiers="1174.6860139007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7" xml:id="id22" draw:id="id22" draw:layer="layout" svg:width="8.2cm" svg:height="1.4cm" svg:x="16.3cm" svg:y="7cm">
            <text:p text:style-name="P2"><text:span text:style-name="T6">Récupération des P_VARIETE_CTH de la variété </text:span></text:p>
            <text:p text:style-name="P2"><text:span text:style-name="T6">(numéro et millésime</text:span><text:span text:style-name="T3">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7" xml:id="id23" draw:id="id23" draw:layer="layout" svg:width="8.2cm" svg:height="1.4cm" svg:x="16.3cm" svg:y="8.8cm">
            <text:p text:style-name="P2"><text:span text:style-name="T6">Pour chaque CT : </text:span></text:p>
            <text:list text:style-name="L1">
              <text:list-item>
                <text:p text:style-name="P2"><text:span text:style-name="T6">création d’une ou de plusieurs Questions Pogues </text:span></text:p>
              </text:list-item>
              <text:list-item>
                <text:p text:style-name="P2"><text:span text:style-name="T6">ajoutées au Questionnaire XMLPogues</text:span></text:p>
              </text:list-item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7" xml:id="id25" draw:id="id25" draw:layer="layout" svg:width="8.2cm" svg:height="1.2cm" svg:x="16.3cm" svg:y="12.6cm">
            <text:p text:style-name="P2"><text:span text:style-name="T6">Appel Eno pour transformer :</text:span></text:p>
            <text:p text:style-name="P2"><text:span text:style-name="T6">XMLPogues -&gt; LunaticJSONFla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7" xml:id="id24" draw:id="id24" draw:layer="layout" svg:width="8.2cm" svg:height="1.8cm" svg:x="16.3cm" svg:y="10.4cm">
            <text:p text:style-name="P2"><text:span text:style-name="T6">Pour chaque CT : </text:span></text:p>
            <text:list text:style-name="L1">
              <text:list-item>
                <text:p text:style-name="P2"><text:span text:style-name="T6">création d’une ou de plusieurs metadonnees </text:span></text:p>
              </text:list-item>
            </text:list>
            <text:p text:style-name="P2"><text:span text:style-name="T6">(particularités prix)</text:span></text:p>
            <text:list text:continue-numbering="true" text:style-name="L1">
              <text:list-item>
                <text:p text:style-name="P2"><text:span text:style-name="T6">ajoutées aux metadonnees de la variete</text:span></text:p>
              </text:list-item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7" xml:id="id26" draw:id="id26" draw:layer="layout" svg:width="8.2cm" svg:height="1.2cm" svg:x="16.3cm" svg:y="14.2cm">
            <text:p text:style-name="P2"><text:span text:style-name="T6">Mise à jour du questionnaireCt de la variete </text:span></text:p>
            <text:p text:style-name="P2"><text:span text:style-name="T6">avec ce Questionnaire LunaticJSONFlat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8" draw:layer="layout" draw:type="line" svg:x1="20.4cm" svg:y1="8.4cm" svg:x2="20.4cm" svg:y2="8.8cm" draw:start-shape="id22" draw:start-glue-point="2" draw:end-shape="id23" draw:end-glue-point="0" svg:d="M20400 8400v400" svg:viewBox="0 0 1 401">
            <text:p/>
          </draw:connector>
          <draw:connector draw:style-name="gr7" draw:text-style-name="P8" draw:layer="layout" draw:type="line" svg:x1="20.4cm" svg:y1="10.2cm" svg:x2="20.4cm" svg:y2="10.4cm" draw:start-shape="id23" draw:start-glue-point="2" draw:end-shape="id24" draw:end-glue-point="0" svg:d="M20400 10200v200" svg:viewBox="0 0 1 201">
            <text:p/>
          </draw:connector>
          <draw:connector draw:style-name="gr7" draw:text-style-name="P8" draw:layer="layout" draw:type="line" svg:x1="20.4cm" svg:y1="12.2cm" svg:x2="20.4cm" svg:y2="12.6cm" draw:start-shape="id24" draw:start-glue-point="2" draw:end-shape="id25" draw:end-glue-point="0" svg:d="M20400 12200v400" svg:viewBox="0 0 1 401">
            <text:p/>
          </draw:connector>
          <draw:connector draw:style-name="gr7" draw:text-style-name="P8" draw:layer="layout" draw:type="line" svg:x1="20.4cm" svg:y1="13.8cm" svg:x2="20.4cm" svg:y2="14.2cm" draw:start-shape="id25" draw:start-glue-point="2" draw:end-shape="id26" draw:end-glue-point="0" svg:d="M20400 13800v400" svg:viewBox="0 0 1 401">
            <text:p/>
          </draw:connector>
        </draw:g>
        <draw:connector draw:style-name="gr2" draw:text-style-name="P8" draw:layer="layout" draw:type="line" svg:x1="20.4cm" svg:y1="15.8cm" svg:x2="20.429cm" svg:y2="17.2cm" draw:start-shape="id27" draw:start-glue-point="2" draw:end-shape="id28" svg:d="M20400 15800l29 1400" svg:viewBox="0 0 30 1401">
          <text:p text:style-name="P1"><text:span text:style-name="T5">VarietePrisme avec questionnaireCt et metadonnees</text:span></text:p>
        </draw:connector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3" draw:fill="none" draw:fill-gradient-name="Gradient_20_8" draw:fill-hatch-name="Hatching_20_1" draw:fill-image-name="Bitmap_20_1"/>
      <style:text-properties fo:color="#000080" style:font-name="Arial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 draw:fill-gradient-name="Gradient_20_7" draw:fill-hatch-name="Hatching_20_1" draw:fill-image-name="Bitmap_20_1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shrink-to-fit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style:text-outline="false" style:text-line-through-style="none" style:text-line-through-type="none" style:font-name="Arial1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style:text-outline="false" style:text-line-through-style="none" style:text-line-through-type="none" style:font-name="Arial1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odele_5f_Insee_5f_V41-backgroundobjects">
      <style:graphic-properties draw:stroke="none" draw:fill="none" draw:fill-color="#ffffff" draw:auto-grow-height="false" fo:min-height="1.485cm"/>
    </style:style>
    <style:style style:name="Mpr2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1" style:display-name="Modele_Insee_V41" style:page-layout-name="PM1" draw:style-name="Mdp1"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8T13:31:09.317000000</meta:creation-date>
    <meta:editing-duration>PT39M31S</meta:editing-duration>
    <meta:editing-cycles>7</meta:editing-cycles>
    <meta:generator>LibreOffice/5.4.6.2$Windows_X86_64 LibreOffice_project/4014ce260a04f1026ba855d3b8d91541c224eab8</meta:generator>
    <dc:title>Modele_Insee_V4</dc:title>
    <meta:initial-creator>Aude Mulliez</meta:initial-creator>
    <dc:date>2020-03-11T09:29:23.484000000</dc:date>
    <dc:creator>Aude Mulliez</dc:creator>
    <meta:document-statistic meta:object-count="76"/>
  </office:meta>
</office:document-meta>
</file>